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75cm" fo:min-width="1.1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5cm" fo:min-width="1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3.2cm" svg:height="0.8cm" svg:x="6.2cm" svg:y="4.4cm">
          <text:p text:style-name="P1">EdgeProba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cm" svg:height="0.8cm" svg:x="6.6cm" svg:y="2.2cm">
          <text:p text:style-name="P1">SumTre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cm" svg:height="1cm" svg:x="7cm" svg:y="6.4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8cm" svg:height="0.8cm" svg:x="15.4cm" svg:y="3.2cm">
          <text:p text:style-name="P1">Kirshn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6cm" svg:height="1cm" svg:x="16.4cm" svg:y="5.2cm">
          <text:p text:style-name="P1">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8cm" svg:y1="4cm" svg:x2="17.2cm" svg:y2="5.2cm" draw:start-shape="id1" draw:start-glue-point="2" draw:end-shape="id2" draw:end-glue-point="0" svg:d="M16800 4000l400 1200" svg:viewBox="0 0 401 1201">
          <text:p/>
        </draw:connector>
        <draw:custom-shape draw:style-name="gr5" draw:text-style-name="P2" xml:id="id11" draw:id="id11" draw:layer="layout" svg:width="2.8cm" svg:height="1.301cm" svg:x="10.4cm" svg:y="0.699cm">
          <text:p text:style-name="P1">Laplacian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6cm" svg:height="1.2cm" svg:x="17.4cm" svg:y="9cm">
          <text:p text:style-name="P1">SetLambda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4.4cm" svg:height="1.4cm" svg:x="16.6cm" svg:y="11.8cm">
          <text:p text:style-name="P1">F_NegGradient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4cm" svg:height="1.4cm" svg:x="12.2cm" svg:y="14.4cm">
          <text:p text:style-name="P1">FitBetaStat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1.6cm" svg:height="1.2cm" svg:x="13.6cm" svg:y="17.2cm">
          <text:p text:style-name="P1">Beta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5cm" svg:height="1.4cm" svg:x="4cm" svg:y="11.2cm">
          <text:p text:style-name="P1">F_NegLikelihoo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cm" svg:y1="3cm" svg:x2="7.8cm" svg:y2="4.4cm" draw:start-shape="id3" draw:start-glue-point="2" draw:end-shape="id4" draw:end-glue-point="0" svg:d="M8000 3000c0 1050-200 350-200 1400" svg:viewBox="0 0 201 1401">
          <text:p/>
        </draw:connector>
        <draw:connector draw:style-name="gr4" draw:text-style-name="P3" draw:layer="layout" draw:type="curve" svg:x1="7.8cm" svg:y1="5.2cm" svg:x2="7.8cm" svg:y2="6.4cm" draw:start-shape="id4" draw:start-glue-point="2" draw:end-shape="id5" draw:end-glue-point="0" svg:d="M7800 5200v1200" svg:viewBox="0 0 1 1201">
          <text:p/>
        </draw:connector>
        <draw:connector draw:style-name="gr4" draw:text-style-name="P3" draw:layer="layout" draw:type="curve" svg:x1="7.8cm" svg:y1="7.4cm" svg:x2="6.5cm" svg:y2="11.2cm" draw:start-shape="id5" draw:start-glue-point="2" draw:end-shape="id6" draw:end-glue-point="0" svg:d="M7800 7400c0 2850-1300 950-1300 3800" svg:viewBox="0 0 1301 3801">
          <text:p/>
        </draw:connector>
        <draw:connector draw:style-name="gr4" draw:text-style-name="P3" draw:layer="layout" draw:type="curve" svg:x1="7.8cm" svg:y1="7.4cm" svg:x2="19.2cm" svg:y2="9cm" draw:start-shape="id5" draw:start-glue-point="2" draw:end-shape="id7" draw:end-glue-point="0" svg:d="M7800 7400c0 1200 11400 400 11400 1600" svg:viewBox="0 0 11401 1601">
          <text:p/>
        </draw:connector>
        <draw:connector draw:style-name="gr4" draw:text-style-name="P3" draw:layer="layout" draw:type="curve" svg:x1="17.2cm" svg:y1="6.2cm" svg:x2="19.2cm" svg:y2="9cm" draw:start-shape="id2" draw:start-glue-point="2" draw:end-shape="id7" draw:end-glue-point="0" svg:d="M17200 6200c0 2100 2000 700 2000 2800" svg:viewBox="0 0 2001 2801">
          <text:p/>
        </draw:connector>
        <draw:connector draw:style-name="gr4" draw:text-style-name="P3" draw:layer="layout" draw:type="curve" svg:x1="6.5cm" svg:y1="12.6cm" svg:x2="14.4cm" svg:y2="14.4cm" draw:start-shape="id6" draw:start-glue-point="2" draw:end-shape="id8" draw:end-glue-point="0" svg:d="M6500 12600c0 1350 7900 450 7900 1800" svg:viewBox="0 0 7901 1801">
          <text:p/>
        </draw:connector>
        <draw:connector draw:style-name="gr4" draw:text-style-name="P3" draw:layer="layout" draw:type="curve" svg:x1="18.8cm" svg:y1="13.2cm" svg:x2="14.4cm" svg:y2="14.4cm" draw:start-shape="id9" draw:start-glue-point="2" draw:end-shape="id8" draw:end-glue-point="0" svg:d="M18800 13200c0 900-4400 300-4400 1200" svg:viewBox="0 0 4401 1201">
          <text:p/>
        </draw:connector>
        <draw:connector draw:style-name="gr4" draw:text-style-name="P3" draw:layer="layout" draw:type="curve" svg:x1="14.4cm" svg:y1="15.8cm" svg:x2="14.4cm" svg:y2="17.2cm" draw:start-shape="id8" draw:start-glue-point="2" draw:end-shape="id10" draw:end-glue-point="0" svg:d="M14400 15800v1400" svg:viewBox="0 0 1 1401">
          <text:p/>
        </draw:connector>
        <draw:connector draw:style-name="gr4" draw:text-style-name="P3" draw:layer="layout" draw:type="curve" svg:x1="11.8cm" svg:y1="2cm" svg:x2="16.8cm" svg:y2="3.2cm" draw:start-shape="id11" draw:start-glue-point="2" draw:end-shape="id1" draw:end-glue-point="0" svg:d="M11800 2000c0 900 5000 300 5000 1200" svg:viewBox="0 0 5001 1201">
          <text:p/>
        </draw:connector>
        <draw:connector draw:style-name="gr4" draw:text-style-name="P3" draw:layer="layout" draw:type="curve" svg:x1="19.2cm" svg:y1="10.2cm" svg:x2="18.8cm" svg:y2="11.8cm" draw:start-shape="id7" draw:start-glue-point="2" draw:end-shape="id9" draw:end-glue-point="0" svg:d="M19200 10200c0 1200-400 400-400 1600" svg:viewBox="0 0 401 1601">
          <text:p/>
        </draw:connector>
        <draw:connector draw:style-name="gr4" draw:text-style-name="P3" draw:layer="layout" draw:type="curve" svg:x1="10.4cm" svg:y1="1.349cm" svg:x2="8cm" svg:y2="2.2cm" draw:start-shape="id11" draw:start-glue-point="3" draw:end-shape="id3" draw:end-glue-point="0" svg:d="M10400 1349c-1600 0-2400 283-2400 851" svg:viewBox="0 0 2401 852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0:56:25.976149086</meta:creation-date>
    <dc:date>2018-02-27T11:19:42.205161764</dc:date>
    <meta:editing-duration>PT7M55S</meta:editing-duration>
    <meta:editing-cycles>1</meta:editing-cycles>
    <meta:document-statistic meta:object-count="46"/>
    <meta:generator>LibreOffice/5.0.5.2$Linux_X86_64 LibreOffice_project/00m0$Build-2</meta:generator>
  </office:meta>
</office:document-meta>
</file>